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2">
          <table:table-cell table:style-name="ce1" table:number-columns-repeated="2"/>
          <table:table-cell table:style-name="ce1" office:value-type="string">
            <text:p>Write data to Flights (heavy write with data validation)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588">
            <text:p>588</text:p>
          </table:table-cell>
          <table:table-cell table:style-name="ce3" office:value-type="float" office:value="48.2409781720894">
            <text:p>48.240978172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5.6200846944949">
            <text:p>75.6200846945</text:p>
          </table:table-cell>
          <table:table-cell table:style-name="ce3" office:value-type="float" office:value="9.52635832577133">
            <text:p>9.5263583258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38">
            <text:p>138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606">
            <text:p>606</text:p>
          </table:table-cell>
          <table:table-cell table:style-name="ce3" office:value-type="float" office:value="47.6598526959537">
            <text:p>47.65985269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3.51134846462">
            <text:p>133.5113484646</text:p>
          </table:table-cell>
          <table:table-cell table:style-name="ce3" office:value-type="float" office:value="16.8193007343124">
            <text:p>16.8193007343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222">
            <text:p>222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037">
            <text:p>1037</text:p>
          </table:table-cell>
          <table:table-cell table:style-name="ce3" office:value-type="float" office:value="91.0275884822227">
            <text:p>91.027588482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7.926314442881">
            <text:p>127.9263144429</text:p>
          </table:table-cell>
          <table:table-cell table:style-name="ce3" office:value-type="float" office:value="16.1157173468082">
            <text:p>16.1157173468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00">
            <text:p>4000</text:p>
          </table:table-cell>
          <table:table-cell table:style-name="ce3" office:value-type="float" office:value="303">
            <text:p>303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043">
            <text:p>1043</text:p>
          </table:table-cell>
          <table:table-cell table:style-name="ce3" office:value-type="float" office:value="84.252875284764">
            <text:p>84.25287528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6.875376661274">
            <text:p>126.8753766613</text:p>
          </table:table-cell>
          <table:table-cell table:style-name="ce3" office:value-type="float" office:value="15.9833238176801">
            <text:p>15.9833238177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390">
            <text:p>390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261">
            <text:p>1261</text:p>
          </table:table-cell>
          <table:table-cell table:style-name="ce3" office:value-type="float" office:value="105.569844186491">
            <text:p>105.569844186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4.46789972866">
            <text:p>124.4678997287</text:p>
          </table:table-cell>
          <table:table-cell table:style-name="ce3" office:value-type="float" office:value="15.6800381494113">
            <text:p>15.6800381494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6000">
            <text:p>6000</text:p>
          </table:table-cell>
          <table:table-cell table:style-name="ce3" office:value-type="float" office:value="463">
            <text:p>46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265">
            <text:p>1265</text:p>
          </table:table-cell>
          <table:table-cell table:style-name="ce3" office:value-type="float" office:value="128.587335677503">
            <text:p>128.587335677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6.169698244138">
            <text:p>126.1696982441</text:p>
          </table:table-cell>
          <table:table-cell table:style-name="ce3" office:value-type="float" office:value="15.8944248764588">
            <text:p>15.8944248765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561">
            <text:p>56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418">
            <text:p>1418</text:p>
          </table:table-cell>
          <table:table-cell table:style-name="ce3" office:value-type="float" office:value="131.967267969859">
            <text:p>131.967267969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2.068183799808">
            <text:p>122.0681837998</text:p>
          </table:table-cell>
          <table:table-cell table:style-name="ce3" office:value-type="float" office:value="15.377730185718">
            <text:p>15.3777301857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8000">
            <text:p>8000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506">
            <text:p>1506</text:p>
          </table:table-cell>
          <table:table-cell table:style-name="ce3" office:value-type="float" office:value="152.299667924786">
            <text:p>152.29966792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5.275998684602">
            <text:p>125.2759986846</text:p>
          </table:table-cell>
          <table:table-cell table:style-name="ce3" office:value-type="float" office:value="15.7818396780407">
            <text:p>15.781839678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9000">
            <text:p>9000</text:p>
          </table:table-cell>
          <table:table-cell table:style-name="ce3" office:value-type="float" office:value="705">
            <text:p>705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1656">
            <text:p>1656</text:p>
          </table:table-cell>
          <table:table-cell table:style-name="ce3" office:value-type="float" office:value="183.864951236827">
            <text:p>183.864951236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5.199972177784">
            <text:p>125.1999721778</text:p>
          </table:table-cell>
          <table:table-cell table:style-name="ce3" office:value-type="float" office:value="15.7722621200529">
            <text:p>15.7722621201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778">
            <text:p>778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584">
            <text:p>1584</text:p>
          </table:table-cell>
          <table:table-cell table:style-name="ce3" office:value-type="float" office:value="178.949719272621">
            <text:p>178.949719272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5.981077642138">
            <text:p>125.9810776421</text:p>
          </table:table-cell>
          <table:table-cell table:style-name="ce3" office:value-type="float" office:value="15.8706631014022">
            <text:p>15.8706631014</text:p>
          </table:table-cell>
          <table:table-cell table:style-name="ce3" office:value-type="float" office:value="129">
            <text:p>129</text:p>
          </table:table-cell>
        </table:table-row>
        <table:table-row table:style-name="ro4" table:number-rows-repeated="2">
          <table:table-cell table:number-columns-repeated="11"/>
        </table:table-row>
        <table:table-row table:style-name="ro2">
          <table:table-cell table:style-name="ce1" table:number-columns-repeated="2"/>
          <table:table-cell table:style-name="ce1" office:value-type="string">
            <text:p>Read data from Flights (heavy read)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48">
            <text:p>148</text:p>
          </table:table-cell>
          <table:table-cell table:style-name="ce3" office:value-type="float" office:value="11.1066464785731">
            <text:p>11.106646478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3.760782058654">
            <text:p>143.7607820587</text:p>
          </table:table-cell>
          <table:table-cell table:style-name="ce3" office:value-type="float" office:value="18.110489146061">
            <text:p>18.1104891461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9.35855585814394">
            <text:p>9.358555858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8.26140567201">
            <text:p>308.261405672</text:p>
          </table:table-cell>
          <table:table-cell table:style-name="ce3" office:value-type="float" office:value="38.8337122379778">
            <text:p>38.833712238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97">
            <text:p>197</text:p>
          </table:table-cell>
          <table:table-cell table:style-name="ce3" office:value-type="float" office:value="16.5308777712767">
            <text:p>16.53087777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08.775037471045">
            <text:p>408.775037471</text:p>
          </table:table-cell>
          <table:table-cell table:style-name="ce3" office:value-type="float" office:value="51.496074056411">
            <text:p>51.4960740564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00">
            <text:p>4000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73">
            <text:p>173</text:p>
          </table:table-cell>
          <table:table-cell table:style-name="ce3" office:value-type="float" office:value="24.5371780658962">
            <text:p>24.537178065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10.920934985311">
            <text:p>510.9209349853</text:p>
          </table:table-cell>
          <table:table-cell table:style-name="ce3" office:value-type="float" office:value="64.3640630987355">
            <text:p>64.3640630987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4">
            <text:p>194</text:p>
          </table:table-cell>
          <table:table-cell table:style-name="ce3" office:value-type="float" office:value="31.5147627470048">
            <text:p>31.51476274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00.312162324409">
            <text:p>600.3121623244</text:p>
          </table:table-cell>
          <table:table-cell table:style-name="ce3" office:value-type="float" office:value="75.625262636571">
            <text:p>75.6252626366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6000">
            <text:p>6000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275">
            <text:p>275</text:p>
          </table:table-cell>
          <table:table-cell table:style-name="ce3" office:value-type="float" office:value="39.8260638523596">
            <text:p>39.82606385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50.093761720215">
            <text:p>750.0937617202</text:p>
          </table:table-cell>
          <table:table-cell table:style-name="ce3" office:value-type="float" office:value="94.4942336542068">
            <text:p>94.4942336542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7000">
            <text:p>700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43">
            <text:p>243</text:p>
          </table:table-cell>
          <table:table-cell table:style-name="ce3" office:value-type="float" office:value="45.2914639919115">
            <text:p>45.291463991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63.770977295163">
            <text:p>863.7709772952</text:p>
          </table:table-cell>
          <table:table-cell table:style-name="ce3" office:value-type="float" office:value="108.81489850691">
            <text:p>108.8148985069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8000">
            <text:p>8000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96">
            <text:p>296</text:p>
          </table:table-cell>
          <table:table-cell table:style-name="ce3" office:value-type="float" office:value="53.610567993721">
            <text:p>53.610567993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52.380952380952">
            <text:p>952.380952381</text:p>
          </table:table-cell>
          <table:table-cell table:style-name="ce3" office:value-type="float" office:value="119.977678571429">
            <text:p>119.9776785714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9000">
            <text:p>9000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21">
            <text:p>221</text:p>
          </table:table-cell>
          <table:table-cell table:style-name="ce3" office:value-type="float" office:value="12.7439728673772">
            <text:p>12.743972867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29.84421973217">
            <text:p>1229.8442197322</text:p>
          </table:table-cell>
          <table:table-cell table:style-name="ce3" office:value-type="float" office:value="154.931547212353">
            <text:p>154.9315472124</text:p>
          </table:table-cell>
          <table:table-cell table:style-name="ce3" office:value-type="float" office:value="129">
            <text:p>12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62">
            <text:p>362</text:p>
          </table:table-cell>
          <table:table-cell table:style-name="ce3" office:value-type="float" office:value="62.4606972928577">
            <text:p>62.46069729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14.40454453236">
            <text:p>1014.4045445324</text:p>
          </table:table-cell>
          <table:table-cell table:style-name="ce3" office:value-type="float" office:value="127.791197504565">
            <text:p>127.7911975046</text:p>
          </table:table-cell>
          <table:table-cell table:style-name="ce3" office:value-type="float" office:value="129">
            <text:p>129</text:p>
          </table:table-cell>
        </table:table-row>
        <table:table-row table:style-name="ro4">
          <table:table-cell/>
          <table:table-cell table:style-name="ce3" table:number-columns-repeated="10"/>
        </table:table-row>
        <table:table-row table:style-name="ro4">
          <table:table-cell table:number-columns-repeated="11"/>
        </table:table-row>
        <table:table-row table:style-name="ro2">
          <table:table-cell table:style-name="ce1" table:number-columns-repeated="2"/>
          <table:table-cell table:style-name="ce1" office:value-type="string">
            <text:p>Update data from Flights (heavy update)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4" table:number-rows-repeated="1048544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 style:data-style-name="N2" text:time-value="0000-00-00T10:15: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13:56:46.048152685</meta:creation-date>
    <dc:date>2014-09-10T11:01:53</dc:date>
    <meta:editing-duration>PT3H4M58S</meta:editing-duration>
    <meta:editing-cycles>15</meta:editing-cycles>
    <meta:generator>LibreOffice/4.0.2.2$Linux_x86 LibreOffice_project/400m0$Build-2</meta:generator>
    <dc:creator>kattz </dc:creator>
    <meta:document-statistic meta:table-count="1" meta:cell-count="256" meta:object-count="0"/>
  </office:meta>
</office:document-meta>
</file>